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sistema">
      <style:text-properties officeooo:paragraph-rsid="00141827"/>
    </style:style>
    <style:style style:name="P5" style:family="paragraph" style:parent-style-name="Table_20_Contents">
      <style:text-properties officeooo:paragraph-rsid="00141827"/>
    </style:style>
    <style:style style:name="P6" style:family="paragraph" style:parent-style-name="Azione_20_attore">
      <style:text-properties officeooo:paragraph-rsid="00141827"/>
    </style:style>
    <style:style style:name="P7" style:family="paragraph" style:parent-style-name="Standard">
      <style:text-properties officeooo:paragraph-rsid="00141827"/>
    </style:style>
    <style:style style:name="T1" style:family="text">
      <style:text-properties officeooo:rsid="0014182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5"><text:span text:style-name="T1">Modifica di una rispost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genitore OR educatore didattico OR direttore OR psicopedagog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utente accede al sistema forum e viene riconosciuto come genitore OR educatore didattico OR direttore OR psicopedagogo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264591" text:style-name="Numerazione_20_UC">
              <text:list-item text:start-value="1">
                <text:p text:style-name="P6"><text:span text:style-name="T1">L'utente richiede di modificare una risposta</text:span></text:p>
              </text:list-item>
              <text:list-item>
                <text:p text:style-name="P4"><text:span text:style-name="T1">Il sistema verifica che sia possibile modificare la risposta e genera la pagina </text:span></text:p>
              </text:list-item>
              <text:list-item>
                <text:p text:style-name="P6"><text:span text:style-name="T1">L'utente modifica la risposta e sottomette</text:span></text:p>
              </text:list-item>
              <text:list-item>
                <text:p text:style-name="P4"><text:span text:style-name="T1">Il sistema aggiorna le informazioni e genera una nuova pagina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1">L'utente ha modificato la risposta correttamente<text:line-break/>L'utente non ha modificato la risposta perché è scaduto il tempo limite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7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11:53.10</meta:creation-date>
    <meta:editing-duration>P0D</meta:editing-duration>
    <meta:editing-cycles>2</meta:editing-cycles>
    <meta:generator>LibreOffice/3.6$Windows_x86 LibreOffice_project/da8c1e6-fd468f4-454e206-f42a4a9-143cfd</meta:generator>
    <dc:date>2012-10-19T22:16:13.68</dc:date>
    <meta:document-statistic meta:table-count="1" meta:image-count="0" meta:object-count="0" meta:page-count="1" meta:paragraph-count="17" meta:word-count="125" meta:character-count="812" meta:non-whitespace-character-count="707"/>
  </office:meta>
</office:document-meta>
</file>